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numbering, Font Times new roman</text:p>
      <text:list xml:id="list2468738682461002728" text:style-name="L1">
        <text:list-item>
          <text:p text:style-name="P1">one </text:p>
          <text:list>
            <text:list-item>
              <text:p text:style-name="P1">one one </text:p>
              <text:list>
                <text:list-item>
                  <text:p text:style-name="P1">one one one <text:s/>- longer text for second line indent testing … abcd efgh ijkl mnop qrst uvwxyz abcd efgh ijkl mnop qrst uvwxyz</text:p>
                </text:list-item>
                <text:list-item>
                  <text:p text:style-name="P1">one one two </text:p>
                </text:list-item>
                <text:list-item>
                  <text:p text:style-name="P1">one one three </text:p>
                </text:list-item>
              </text:list>
            </text:list-item>
            <text:list-item>
              <text:p text:style-name="P1">one two </text:p>
              <text:list>
                <text:list-item>
                  <text:p text:style-name="P1">one two one </text:p>
                </text:list-item>
              </text:list>
            </text:list-item>
            <text:list-item>
              <text:p text:style-name="P1">one three </text:p>
              <text:list>
                <text:list-item>
                  <text:p text:style-name="P1">one three one </text:p>
                </text:list-item>
              </text:list>
            </text:list-item>
          </text:list>
        </text:list-item>
        <text:list-item>
          <text:p text:style-name="P1">two </text:p>
          <text:list>
            <text:list-item>
              <text:p text:style-name="P1">two one </text:p>
              <text:list>
                <text:list-item>
                  <text:p text:style-name="P1">two one one </text:p>
                </text:list-item>
              </text:list>
            </text:list-item>
            <text:list-item>
              <text:p text:style-name="P1">two two </text:p>
              <text:list>
                <text:list-item>
                  <text:p text:style-name="P1">two two one </text:p>
                </text:list-item>
                <text:list-item>
                  <text:p text:style-name="P1">two two two </text:p>
                </text:list-item>
                <text:list-item>
                  <text:p text:style-name="P1">two two three </text:p>
                </text:list-item>
              </text:list>
            </text:list-item>
            <text:list-item>
              <text:p text:style-name="P1">two three </text:p>
            </text:list-item>
          </text:list>
        </text:list-item>
      </text:list>
      <text:p text:style-name="Standard">Basic numbering, Font Times new ro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11-06T10:21:01.694528474</dc:date>
    <dc:creator>milos </dc:creator>
    <meta:editing-duration>PT2M25S</meta:editing-duration>
    <meta:editing-cycles>8</meta:editing-cycles>
    <meta:generator>LibreOfficeDev/4.2.0.0.alpha0$Linux_X86_64 LibreOffice_project/38a3edb2bea08939234300b53cdf6ab4222847e1</meta:generator>
    <meta:document-statistic meta:table-count="0" meta:image-count="0" meta:object-count="0" meta:page-count="1" meta:paragraph-count="19" meta:word-count="91" meta:character-count="394" meta:non-whitespace-character-count="321"/>
  </office:meta>
</office:document-meta>
</file>